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5.161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10.045cm"/>
    </style:style>
    <style:style style:name="co8" style:family="table-column">
      <style:table-column-properties fo:break-before="auto" style:column-width="4.805cm"/>
    </style:style>
    <style:style style:name="co9" style:family="table-column">
      <style:table-column-properties fo:break-before="auto" style:column-width="3.47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13.5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8099" number:language="en" number:country="GB">
      <number:boolean/>
    </number:boolean-style>
    <number:text-style style:name="N8100" number:language="en" number:country="GB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Excel_20_Built-in_20_Normal" style:data-style-name="N810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7" style:family="table-cell" style:parent-style-name="Excel_20_Built-in_20_Normal" style:data-style-name="N8100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 style:data-style-name="N8099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 style:data-style-name="N8099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Excel_20_Built-in_20_Normal">
      <style:text-properties style:font-name="Arial" fo:font-size="10pt" style:font-size-asian="10pt" style:font-size-complex="10pt"/>
    </style:style>
    <style:style style:name="ce13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Master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9"/>
        <table:table-column table:style-name="co11" table:default-cell-style-name="ce2"/>
        <table:table-column table:style-name="co12" table:default-cell-style-name="ce2"/>
        <table:table-column table:style-name="co10" table:number-columns-repeated="1011" table:default-cell-style-name="ce12"/>
        <table:table-column table:style-name="co10" table:default-cell-style-name="ce1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odel</text:p>
          </table:table-cell>
          <table:table-cell table:style-name="ce4" office:value-type="string">
            <text:p>Quantity</text:p>
          </table:table-cell>
          <table:table-cell table:style-name="ce1" office:value-type="string">
            <text:p>Category</text:p>
          </table:table-cell>
          <table:table-cell table:style-name="ce7" office:value-type="string">
            <text:p>Spec</text:p>
          </table:table-cell>
          <table:table-cell table:style-name="ce7" office:value-type="string">
            <text:p>Appearance</text:p>
          </table:table-cell>
          <table:table-cell table:style-name="ce7" office:value-type="string">
            <text:p>Location</text:p>
          </table:table-cell>
          <table:table-cell table:style-name="ce7" office:value-type="string">
            <text:p>Location (if in use)</text:p>
          </table:table-cell>
          <table:table-cell table:style-name="ce8" office:value-type="string">
            <text:p>Is Loan</text:p>
          </table:table-cell>
          <table:table-cell table:style-name="ce7" office:value-type="string">
            <text:p>Origin</text:p>
          </table:table-cell>
          <table:table-cell table:style-name="ce1" office:value-type="string">
            <text:p>Additional Information</text:p>
          </table:table-cell>
          <table:table-cell table:style-name="ce11" table:number-columns-repeated="1012"/>
        </table:table-row>
        <table:table-row table:style-name="ro1">
          <table:table-cell office:value-type="string">
            <text:p>Steel Ru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easurement</text:p>
          </table:table-cell>
          <table:table-cell office:value-type="string">
            <text:p>30cm</text:p>
          </table:table-cell>
          <table:table-cell/>
          <table:table-cell office:value-type="string">
            <text:p>?</text:p>
          </table:table-cell>
          <table:table-cell table:number-columns-repeated="3"/>
          <table:table-cell office:value-type="string">
            <text:p>Unit conversion table printed on one side</text:p>
          </table:table-cell>
          <table:table-cell table:number-columns-repeated="1012"/>
        </table:table-row>
        <table:table-row table:style-name="ro1">
          <table:table-cell office:value-type="string">
            <text:p>Steel Rule</text:p>
          </table:table-cell>
          <table:table-cell office:value-type="string">
            <text:p>Drap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asurement</text:p>
          </table:table-cell>
          <table:table-cell office:value-type="string">
            <text:p>30cm</text:p>
          </table:table-cell>
          <table:table-cell/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Bondhu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driver</text:p>
          </table:table-cell>
          <table:table-cell office:value-type="string">
            <text:p>3/16"</text:p>
          </table:table-cell>
          <table:table-cell office:value-type="string">
            <text:p>Yellow (translucent)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8" shank!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ex driver</text:p>
          </table:table-cell>
          <table:table-cell/>
          <table:table-cell office:value-type="string">
            <text:p>Black (translucent)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hex shank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/>
          <table:table-cell office:value-type="string">
            <text:p>Black and red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Not a Forge Steel driver.  6" long.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Steadfas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/>
          <table:table-cell office:value-type="string">
            <text:p>Black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4.5" long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hillips head screwdriver</text:p>
          </table:table-cell>
          <table:table-cell/>
          <table:table-cell office:value-type="string">
            <text:p>Red (translucent)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Square shank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hillips head screwdriver</text:p>
          </table:table-cell>
          <table:table-cell/>
          <table:table-cell office:value-type="string">
            <text:p>Yellow (translucent)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hillips head screwdriver</text:p>
          </table:table-cell>
          <table:table-cell/>
          <table:table-cell office:value-type="string">
            <text:p>Black plastic, Red rubber grip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4 pack of misc driver bit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Yellow case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8 piece Spanner set</text:p>
          </table:table-cell>
          <table:table-cell office:value-type="string">
            <text:p>Komay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anner set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3"/>
          <table:table-cell office:value-type="string">
            <text:p>Held together with an elastic</text:p>
          </table:table-cell>
          <table:table-cell table:number-columns-repeated="1012"/>
        </table:table-row>
        <table:table-row table:style-name="ro1">
          <table:table-cell office:value-type="string">
            <text:p>Cordless Hammer Drill Kit</text:p>
          </table:table-cell>
          <table:table-cell office:value-type="string">
            <text:p>Performance Power Pr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ammer Drill, Cordless</text:p>
          </table:table-cell>
          <table:table-cell/>
          <table:table-cell office:value-type="string">
            <text:p>Black plastic case with Yellow clips</text:p>
          </table:table-cell>
          <table:table-cell office:value-type="string">
            <text:p>Shelf 1</text:p>
          </table:table-cell>
          <table:table-cell table:number-columns-repeated="3"/>
          <table:table-cell office:value-type="string">
            <text:p>Contains drill, charging station, 2x 14.4V battery</text:p>
          </table:table-cell>
          <table:table-cell table:number-columns-repeated="1012"/>
        </table:table-row>
        <table:table-row table:style-name="ro1">
          <table:table-cell office:value-type="string">
            <text:p>30 Bin Organis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torage</text:p>
          </table:table-cell>
          <table:table-cell/>
          <table:table-cell office:value-type="string">
            <text:p>Blue metal with clear drawers</text:p>
          </table:table-cell>
          <table:table-cell office:value-type="string">
            <text:p>Shelf 1</text:p>
          </table:table-cell>
          <table:table-cell table:number-columns-repeated="3"/>
          <table:table-cell office:value-type="string">
            <text:p>5x5 small + 3 medium + 2 large drawers</text:p>
          </table:table-cell>
          <table:table-cell table:number-columns-repeated="1012"/>
        </table:table-row>
        <table:table-row table:style-name="ro1">
          <table:table-cell office:value-type="string">
            <text:p>27 Bin Organiser</text:p>
          </table:table-cell>
          <table:table-cell office:value-type="string">
            <text:p>Stack-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torage</text:p>
          </table:table-cell>
          <table:table-cell/>
          <table:table-cell office:value-type="string">
            <text:p>Grey plastic with clear drawers</text:p>
          </table:table-cell>
          <table:table-cell office:value-type="string">
            <text:p>Shelf 1</text:p>
          </table:table-cell>
          <table:table-cell table:number-columns-repeated="3"/>
          <table:table-cell office:value-type="string">
            <text:p>23 small + <text:s/>4 medium drawers</text:p>
          </table:table-cell>
          <table:table-cell table:number-columns-repeated="1012"/>
        </table:table-row>
        <table:table-row table:style-name="ro1">
          <table:table-cell office:value-type="string">
            <text:p>High Top tool boox</text:p>
          </table:table-cell>
          <table:table-cell office:value-type="string">
            <text:p>Zag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olbox</text:p>
          </table:table-cell>
          <table:table-cell office:value-type="string">
            <text:p>49.5cm</text:p>
          </table:table-cell>
          <table:table-cell office:value-type="string">
            <text:p>Dark blue pastic with Red clips and handle</text:p>
          </table:table-cell>
          <table:table-cell office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>
            <text:p>Small plastic toolbo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oolbox</text:p>
          </table:table-cell>
          <table:table-cell/>
          <table:table-cell office:value-type="string">
            <text:p>Black with Yellow clips and handle</text:p>
          </table:table-cell>
          <table:table-cell office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>
            <text:p>Bench Grinder 150mm</text:p>
          </table:table-cell>
          <table:table-cell office:value-type="string">
            <text:p>Energ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ench Grinder</text:p>
          </table:table-cell>
          <table:table-cell office:value-type="string">
            <text:p>150mm</text:p>
          </table:table-cell>
          <table:table-cell office:value-type="string">
            <text:p>In blue cardboard box</text:p>
          </table:table-cell>
          <table:table-cell office:value-type="string">
            <text:p>Shelf 1</text:p>
          </table:table-cell>
          <table:table-cell table:number-columns-repeated="3"/>
          <table:table-cell office:value-type="string">
            <text:p>Might be Hugh's. <text:s/>Dunno.</text:p>
          </table:table-cell>
          <table:table-cell table:number-columns-repeated="1012"/>
        </table:table-row>
        <table:table-row table:style-name="ro1">
          <table:table-cell office:value-type="string">
            <text:p>Cordless Hammer Drill 14.4V Kit</text:p>
          </table:table-cell>
          <table:table-cell office:value-type="string">
            <text:p>Worx </text:p>
          </table:table-cell>
          <table:table-cell office:value-type="string">
            <text:p>WX14HD.1</text:p>
          </table:table-cell>
          <table:table-cell office:value-type="float" office:value="1">
            <text:p>1</text:p>
          </table:table-cell>
          <table:table-cell office:value-type="string">
            <text:p>Hammer Drill, Cordless</text:p>
          </table:table-cell>
          <table:table-cell/>
          <table:table-cell office:value-type="string">
            <text:p>Black plastic case with Orange handle</text:p>
          </table:table-cell>
          <table:table-cell office:value-type="string">
            <text:p>Shelf 1</text:p>
          </table:table-cell>
          <table:table-cell table:number-columns-repeated="3"/>
          <table:table-cell office:value-type="string">
            <text:p>Contains drill, 1x 14.4V battery. <text:s/>Missing charging station and 1x 14.4V battery.</text:p>
          </table:table-cell>
          <table:table-cell table:number-columns-repeated="1012"/>
        </table:table-row>
        <table:table-row table:style-name="ro1">
          <table:table-cell office:value-type="string">
            <text:p>Cordless Circular Saw 14.4V</text:p>
          </table:table-cell>
          <table:table-cell office:value-type="string">
            <text:p>Performance Power Pro</text:p>
          </table:table-cell>
          <table:table-cell office:value-type="string">
            <text:p>CLM144CS</text:p>
          </table:table-cell>
          <table:table-cell office:value-type="float" office:value="1">
            <text:p>1</text:p>
          </table:table-cell>
          <table:table-cell office:value-type="string">
            <text:p>Circular Saw, Cordless</text:p>
          </table:table-cell>
          <table:table-cell/>
          <table:table-cell office:value-type="string">
            <text:p>Blue and Grey plastic with Yellow buttons</text:p>
          </table:table-cell>
          <table:table-cell office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>
            <text:p>Engager GSIII (drone / Quadcopter)</text:p>
          </table:table-cell>
          <table:table-cell office:value-type="string">
            <text:p>Keyence</text:p>
          </table:table-cell>
          <table:table-cell office:value-type="string">
            <text:p>E-770</text:p>
          </table:table-cell>
          <table:table-cell office:value-type="float" office:value="1">
            <text:p>1</text:p>
          </table:table-cell>
          <table:table-cell office:value-type="string">
            <text:p>Toy</text:p>
          </table:table-cell>
          <table:table-cell/>
          <table:table-cell office:value-type="string">
            <text:p>In Purble and Black box</text:p>
          </table:table-cell>
          <table:table-cell office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>
            <text:p>Eliptical radiant heater</text:p>
          </table:table-cell>
          <table:table-cell office:value-type="string">
            <text:p>Heater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Eliptical in shape</text:p>
          </table:table-cell>
          <table:table-cell office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>
            <text:p>Xbox 360 Kinect</text:p>
          </table:table-cell>
          <table:table-cell office:value-type="string">
            <text:p>Microsoft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Black plastic</text:p>
          </table:table-cell>
          <table:table-cell office:value-type="string">
            <text:p>Shelf 1, Box Murcutt</text:p>
          </table:table-cell>
          <table:table-cell/>
          <table:table-cell table:formula="of:=TRUE()" office:value-type="boolean" office:boolean-value="true">
            <text:p>TRUE</text:p>
          </table:table-cell>
          <table:table-cell office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>
            <text:p>VGA cabl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Shelf 1, Box Murcutt</text:p>
          </table:table-cell>
          <table:table-cell/>
          <table:table-cell table:formula="of:=TRUE()" office:value-type="boolean" office:boolean-value="true">
            <text:p>TRUE</text:p>
          </table:table-cell>
          <table:table-cell office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>
            <text:p>12V power adapt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Shelf 1, Box Murcutt</text:p>
          </table:table-cell>
          <table:table-cell/>
          <table:table-cell table:formula="of:=TRUE()" office:value-type="boolean" office:boolean-value="true">
            <text:p>TRUE</text:p>
          </table:table-cell>
          <table:table-cell office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>
            <text:p>LCD Projector</text:p>
          </table:table-cell>
          <table:table-cell office:value-type="string">
            <text:p>Hitachi</text:p>
          </table:table-cell>
          <table:table-cell office:value-type="string">
            <text:p>CP-X26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rey plastic</text:p>
          </table:table-cell>
          <table:table-cell office:value-type="string">
            <text:p>Shelf 1, Box Murcutt</text:p>
          </table:table-cell>
          <table:table-cell/>
          <table:table-cell table:formula="of:=TRUE()" office:value-type="boolean" office:boolean-value="true">
            <text:p>TRUE</text:p>
          </table:table-cell>
          <table:table-cell office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>
            <text:p>Needle File set, 6 piece</text:p>
          </table:table-cell>
          <table:table-cell office:value-type="string">
            <text:p>Drap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edle File</text:p>
          </table:table-cell>
          <table:table-cell/>
          <table:table-cell office:value-type="string">
            <text:p>Blue soft plastic case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Roll of 120 sandpap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Roll of 120 sand paper, white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Sheet of 120 sandpap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Sheet of 120 snadpaper, brown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20cm File</text:p>
          </table:table-cell>
          <table:table-cell office:value-type="string">
            <text:p>Drap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le</text:p>
          </table:table-cell>
          <table:table-cell/>
          <table:table-cell office:value-type="string">
            <text:p>Blue handled file, 20cm long shaft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20cm File</text:p>
          </table:table-cell>
          <table:table-cell office:value-type="string">
            <text:p>Drap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le</text:p>
          </table:table-cell>
          <table:table-cell/>
          <table:table-cell office:value-type="string">
            <text:p>Blue and black handled file, 20cm long shaft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Hand shaver</text:p>
          </table:table-cell>
          <table:table-cell office:value-type="string">
            <text:p>Draper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haver</text:p>
          </table:table-cell>
          <table:table-cell/>
          <table:table-cell office:value-type="string">
            <text:p>Blue handled shaver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Shaver blad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Shaver blades mounted on orange and white card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20cm File</text:p>
          </table:table-cell>
          <table:table-cell office:value-type="string">
            <text:p>R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ile</text:p>
          </table:table-cell>
          <table:table-cell office:value-type="string">
            <text:p>20cm</text:p>
          </table:table-cell>
          <table:table-cell office:value-type="string">
            <text:p>Red handle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25cm File</text:p>
          </table:table-cell>
          <table:table-cell office:value-type="string">
            <text:p>R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le</text:p>
          </table:table-cell>
          <table:table-cell office:value-type="string">
            <text:p>25cm</text:p>
          </table:table-cell>
          <table:table-cell office:value-type="string">
            <text:p>Red handle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Half circle File</text:p>
          </table:table-cell>
          <table:table-cell office:value-type="string">
            <text:p>Forge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le</text:p>
          </table:table-cell>
          <table:table-cell/>
          <table:table-cell office:value-type="string">
            <text:p>Black and red handle</text:p>
          </table:table-cell>
          <table:table-cell office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>
            <text:p>Puncture repair kit</text:p>
          </table:table-cell>
          <table:table-cell office:value-type="string">
            <text:p>Rema</text:p>
          </table:table-cell>
          <table:table-cell office:value-type="string">
            <text:p>MD5712</text:p>
          </table:table-cell>
          <table:table-cell office:value-type="float" office:value="1">
            <text:p>1</text:p>
          </table:table-cell>
          <table:table-cell office:value-type="string">
            <text:p>Repair Kit</text:p>
          </table:table-cell>
          <table:table-cell/>
          <table:table-cell office:value-type="string">
            <text:p>A puncture repair kit in a plastic cyan box</text:p>
          </table:table-cell>
          <table:table-cell office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>
            <text:p>freewheel chain whip</text:p>
          </table:table-cell>
          <table:table-cell office:value-type="string">
            <text:p>Bikehu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pair Kit</text:p>
          </table:table-cell>
          <table:table-cell office:value-type="string">
            <text:p>5, 6, 7 and 8 speed</text:p>
          </table:table-cell>
          <table:table-cell office:value-type="string">
            <text:p>A steel shaft with some bicycle chain at one end nd a grey rubber handle at the other</text:p>
          </table:table-cell>
          <table:table-cell office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>
            <text:p>Cassette Lockring Tool</text:p>
          </table:table-cell>
          <table:table-cell office:value-type="string">
            <text:p>Jobswort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pair Kit</text:p>
          </table:table-cell>
          <table:table-cell/>
          <table:table-cell office:value-type="string">
            <text:p>A steel shaft with a black and red rubber handle and a hollow cylinder containing a much thinner and longer solid cylinder at the other end.</text:p>
          </table:table-cell>
          <table:table-cell office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>
            <text:p>Micro chain tool</text:p>
          </table:table-cell>
          <table:table-cell office:value-type="string">
            <text:p>Cycl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pair Kit</text:p>
          </table:table-cell>
          <table:table-cell office:value-type="string">
            <text:p>5, 6, 7, 8 and 9 </text:p>
          </table:table-cell>
          <table:table-cell office:value-type="string">
            <text:p>A black metal shaft with a hexagonal cylinder at the top, making a T shape, combined with a metal screw with an asymetrical turning handle</text:p>
          </table:table-cell>
          <table:table-cell office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>
            <text:p>Chain loop</text:p>
          </table:table-cell>
          <table:table-cell office:value-type="string">
            <text:p>KMC Z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rrow</text:p>
          </table:table-cell>
          <table:table-cell office:value-type="string">
            <text:p>Several metal chain links in a loop</text:p>
          </table:table-cell>
          <table:table-cell office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>
            <text:p>Chain link</text:p>
          </table:table-cell>
          <table:table-cell office:value-type="string">
            <text:p>KMC Z</text:p>
          </table:table-cell>
          <table:table-cell office:value-type="string">
            <text:p>CL57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 single metal chain link</text:p>
          </table:table-cell>
          <table:table-cell office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>
            <text:p>Fretsa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retsaw</text:p>
          </table:table-cell>
          <table:table-cell/>
          <table:table-cell office:value-type="string">
            <text:p>Black frame, red wooden handle</text:p>
          </table:table-cell>
          <table:table-cell office:value-type="string">
            <text:p>Shelf 2, Cutting</text:p>
          </table:table-cell>
          <table:table-cell table:number-columns-repeated="3"/>
          <table:table-cell office:value-type="string">
            <text:p>No blade</text:p>
          </table:table-cell>
          <table:table-cell table:number-columns-repeated="1012"/>
        </table:table-row>
        <table:table-row table:style-name="ro1">
          <table:table-cell office:value-type="string">
            <text:p>301 Coping saw</text:p>
          </table:table-cell>
          <table:table-cell office:value-type="string">
            <text:p>Sandvik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ping saw</text:p>
          </table:table-cell>
          <table:table-cell/>
          <table:table-cell office:value-type="string">
            <text:p>Orange wooden handle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Bag of 6" hacksaw blad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nsumable, Hacksaw Blade</text:p>
          </table:table-cell>
          <table:table-cell office:value-type="string">
            <text:p>6"</text:p>
          </table:table-cell>
          <table:table-cell office:value-type="string">
            <text:p>Clear bag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Large hacksa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cksaw</text:p>
          </table:table-cell>
          <table:table-cell/>
          <table:table-cell office:value-type="string">
            <text:p>Black metal frame with Black and Orange handle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Small hacksaw</text:p>
          </table:table-cell>
          <table:table-cell office:value-type="string">
            <text:p>Forge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acksaw</text:p>
          </table:table-cell>
          <table:table-cell/>
          <table:table-cell office:value-type="string">
            <text:p>Metal frame with Black and Red handle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Stanley knife with Stanley 1275B Saw Blade For Wood</text:p>
          </table:table-cell>
          <table:table-cell office:value-type="string">
            <text:p>Stanle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od saw</text:p>
          </table:table-cell>
          <table:table-cell/>
          <table:table-cell office:value-type="string">
            <text:p>Red metal handle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Junior Hacksa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cksaw</text:p>
          </table:table-cell>
          <table:table-cell/>
          <table:table-cell office:value-type="string">
            <text:p>Metal handle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Junior Hacksaw</text:p>
          </table:table-cell>
          <table:table-cell office:value-type="string">
            <text:p>Stanle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acksaw</text:p>
          </table:table-cell>
          <table:table-cell/>
          <table:table-cell office:value-type="string">
            <text:p>Metal frame with Black plastic casing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Disposable box cutter/craft knif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tter</text:p>
          </table:table-cell>
          <table:table-cell/>
          <table:table-cell office:value-type="string">
            <text:p>Various colours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Small Scisso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cissors</text:p>
          </table:table-cell>
          <table:table-cell/>
          <table:table-cell office:value-type="string">
            <text:p>Black and Red Handle</text:p>
          </table:table-cell>
          <table:table-cell office:value-type="string">
            <text:p>Shelf 2, Cutting</text:p>
          </table:table-cell>
          <table:table-cell table:number-columns-repeated="3"/>
          <table:table-cell office:value-type="string">
            <text:p>6" long</text:p>
          </table:table-cell>
          <table:table-cell table:number-columns-repeated="1012"/>
        </table:table-row>
        <table:table-row table:style-name="ro1">
          <table:table-cell office:value-type="string">
            <text:p>Large Scisso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cissors</text:p>
          </table:table-cell>
          <table:table-cell/>
          <table:table-cell office:value-type="string">
            <text:p>Black and Red Handle</text:p>
          </table:table-cell>
          <table:table-cell office:value-type="string">
            <text:p>Shelf 2, Cutting</text:p>
          </table:table-cell>
          <table:table-cell table:number-columns-repeated="3"/>
          <table:table-cell office:value-type="string">
            <text:p>8.5" long</text:p>
          </table:table-cell>
          <table:table-cell table:number-columns-repeated="1012"/>
        </table:table-row>
        <table:table-row table:style-name="ro1">
          <table:table-cell office:value-type="string">
            <text:p>Pack of isosceles trapezoidal cutter blad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nsumable, Cutter Blade</text:p>
          </table:table-cell>
          <table:table-cell/>
          <table:table-cell office:value-type="string">
            <text:p>Wrapped in tape (for safety)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Pack of parallelogram cutter blad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nsumable, Cutter Blade</text:p>
          </table:table-cell>
          <table:table-cell/>
          <table:table-cell office:value-type="string">
            <text:p>Clear plastic case with Black cap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Tenon sa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ood saw</text:p>
          </table:table-cell>
          <table:table-cell/>
          <table:table-cell office:value-type="string">
            <text:p>Black blade with Red wood handle</text:p>
          </table:table-cell>
          <table:table-cell office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>
            <text:p>Needlenose pli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liers</text:p>
          </table:table-cell>
          <table:table-cell/>
          <table:table-cell office:value-type="string">
            <text:p>Black handles</text:p>
          </table:table-cell>
          <table:table-cell office:value-type="string">
            <text:p>Shelf 2, Pliers Bin</text:p>
          </table:table-cell>
          <table:table-cell table:number-columns-repeated="3"/>
          <table:table-cell office:value-type="string">
            <text:p>12cm long</text:p>
          </table:table-cell>
          <table:table-cell table:number-columns-repeated="1012"/>
        </table:table-row>
        <table:table-row table:style-name="ro1">
          <table:table-cell office:value-type="string">
            <text:p>Pli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liers</text:p>
          </table:table-cell>
          <table:table-cell/>
          <table:table-cell office:value-type="string">
            <text:p>Black handles</text:p>
          </table:table-cell>
          <table:table-cell office:value-type="string">
            <text:p>Shelf 2, Pliers Bin</text:p>
          </table:table-cell>
          <table:table-cell table:number-columns-repeated="3"/>
          <table:table-cell office:value-type="string">
            <text:p>12 cm long</text:p>
          </table:table-cell>
          <table:table-cell table:number-columns-repeated="1012"/>
        </table:table-row>
        <table:table-row table:style-name="ro1">
          <table:table-cell office:value-type="string">
            <text:p>Hand Borer</text:p>
          </table:table-cell>
          <table:table-cell office:value-type="string">
            <text:p>Draper 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Shelf 3, Bits Bin</text:p>
          </table:table-cell>
          <table:table-cell table:number-columns-repeated="1016"/>
        </table:table-row>
        <table:table-row table:style-name="ro1">
          <table:table-cell office:value-type="string">
            <text:p>3 x 2.5 mm drill bits</text:p>
          </table:table-cell>
          <table:table-cell office:value-type="string">
            <text:p>Irwin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yellow packet</text:p>
          </table:table-cell>
          <table:table-cell office:value-type="string">
            <text:p>Shelf 3, Bits Bin</text:p>
          </table:table-cell>
          <table:table-cell table:number-columns-repeated="1016"/>
        </table:table-row>
        <table:table-row table:style-name="ro1">
          <table:table-cell office:value-type="string">
            <text:p>19 piece drill bit se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black box</text:p>
          </table:table-cell>
          <table:table-cell office:value-type="string">
            <text:p>Shelf 3, Bits Bin</text:p>
          </table:table-cell>
          <table:table-cell table:number-columns-repeated="3"/>
          <table:table-cell office:value-type="string">
            <text:p>only 16 bits</text:p>
          </table:table-cell>
          <table:table-cell table:number-columns-repeated="1012"/>
        </table:table-row>
        <table:table-row table:style-name="ro1">
          <table:table-cell office:value-type="string">
            <text:p>15 piece Masonry Bit s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asonry Bit set</text:p>
          </table:table-cell>
          <table:table-cell/>
          <table:table-cell office:value-type="string">
            <text:p>Grey and red case</text:p>
          </table:table-cell>
          <table:table-cell office:value-type="string">
            <text:p>Shelf 3, Bits Bin</text:p>
          </table:table-cell>
          <table:table-cell table:number-columns-repeated="3"/>
          <table:table-cell office:value-type="string">
            <text:p>Slightly mismatched</text:p>
          </table:table-cell>
          <table:table-cell table:number-columns-repeated="1012"/>
        </table:table-row>
        <table:table-row table:style-name="ro1">
          <table:table-cell office:value-type="string">
            <text:p>24mm and 30mm holesaw with arb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ole Saw</text:p>
          </table:table-cell>
          <table:table-cell office:value-type="string">
            <text:p>24mm, 30mm</text:p>
          </table:table-cell>
          <table:table-cell office:value-type="string">
            <text:p>Red (translucent)</text:p>
          </table:table-cell>
          <table:table-cell office:value-type="string">
            <text:p>Shelf 3, Bits Bin</text:p>
          </table:table-cell>
          <table:table-cell table:number-columns-repeated="3"/>
          <table:table-cell office:value-type="string">
            <text:p>Stored in PVC tube with tape on ends</text:p>
          </table:table-cell>
          <table:table-cell table:number-columns-repeated="1012"/>
        </table:table-row>
        <table:table-row table:style-name="ro1">
          <table:table-cell office:value-type="string">
            <text:p>5 piece spur bit wood drill set</text:p>
          </table:table-cell>
          <table:table-cell office:value-type="string">
            <text:p>DeWal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od drill set</text:p>
          </table:table-cell>
          <table:table-cell office:value-type="string">
            <text:p>4mm, 5mm, 6mm, 8mm, 10mm</text:p>
          </table:table-cell>
          <table:table-cell office:value-type="string">
            <text:p>Yellow box</text:p>
          </table:table-cell>
          <table:table-cell office:value-type="string">
            <text:p>Shelf 3, Bits Bin</text:p>
          </table:table-cell>
          <table:table-cell table:number-columns-repeated="1016"/>
        </table:table-row>
        <table:table-row table:style-name="ro1">
          <table:table-cell office:value-type="string">
            <text:p>Quick grip clam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lamp</text:p>
          </table:table-cell>
          <table:table-cell/>
          <table:table-cell office:value-type="string">
            <text:p>Black and Yellow</text:p>
          </table:table-cell>
          <table:table-cell office:value-type="string">
            <text:p>Shelf 3, Clamps Bin</text:p>
          </table:table-cell>
          <table:table-cell table:number-columns-repeated="1016"/>
        </table:table-row>
        <table:table-row table:style-name="ro1">
          <table:table-cell office:value-type="string">
            <text:p>Medium spring clam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lamp</text:p>
          </table:table-cell>
          <table:table-cell/>
          <table:table-cell office:value-type="string">
            <text:p>Black and Red</text:p>
          </table:table-cell>
          <table:table-cell office:value-type="string">
            <text:p>Shelf 3, Clamps Bin</text:p>
          </table:table-cell>
          <table:table-cell office:value-type="string">
            <text:p>Arcade lab</text:p>
          </table:table-cell>
          <table:table-cell table:number-columns-repeated="1015"/>
        </table:table-row>
        <table:table-row table:style-name="ro1">
          <table:table-cell office:value-type="string">
            <text:p>Small spring clam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lamp</text:p>
          </table:table-cell>
          <table:table-cell/>
          <table:table-cell office:value-type="string">
            <text:p>Black and Red</text:p>
          </table:table-cell>
          <table:table-cell office:value-type="string">
            <text:p>Shelf 3, Clamps Bin</text:p>
          </table:table-cell>
          <table:table-cell table:number-columns-repeated="1016"/>
        </table:table-row>
        <table:table-row table:style-name="ro1">
          <table:table-cell office:value-type="string">
            <text:p>3" G clam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lamp</text:p>
          </table:table-cell>
          <table:table-cell/>
          <table:table-cell office:value-type="string">
            <text:p>Black</text:p>
          </table:table-cell>
          <table:table-cell office:value-type="string">
            <text:p>Shelf 3, Clamps Bin</text:p>
          </table:table-cell>
          <table:table-cell table:number-columns-repeated="1016"/>
        </table:table-row>
        <table:table-row table:style-name="ro1">
          <table:table-cell office:value-type="string">
            <text:p>4" G Clam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lamp</text:p>
          </table:table-cell>
          <table:table-cell/>
          <table:table-cell office:value-type="string">
            <text:p>Blue</text:p>
          </table:table-cell>
          <table:table-cell office:value-type="string">
            <text:p>Shelf 3, Clamps Bin</text:p>
          </table:table-cell>
          <table:table-cell table:number-columns-repeated="1016"/>
        </table:table-row>
        <table:table-row table:style-name="ro1">
          <table:table-cell office:value-type="string">
            <text:p>4" G Clamp</text:p>
          </table:table-cell>
          <table:table-cell office:value-type="string">
            <text:p>Drop Forged Steel</text:p>
          </table:table-cell>
          <table:table-cell office:value-type="string">
            <text:p>M100 Kennedy 539-2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Shelf 3, Clamps Bin</text:p>
          </table:table-cell>
          <table:table-cell table:number-columns-repeated="1016"/>
        </table:table-row>
        <table:table-row table:style-name="ro1">
          <table:table-cell office:value-type="string">
            <text:p>9” spirit level</text:p>
          </table:table-cell>
          <table:table-cell office:value-type="string">
            <text:p>B&amp;Q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/>
          <table:table-cell office:value-type="string">
            <text:p>9” spirit level</text:p>
          </table:table-cell>
          <table:table-cell office:value-type="string">
            <text:p>Shelf 3, Measurement Bin</text:p>
          </table:table-cell>
          <table:table-cell table:number-columns-repeated="1016"/>
        </table:table-row>
        <table:table-row table:style-name="ro1">
          <table:table-cell office:value-type="string">
            <text:p>Value tape measure</text:p>
          </table:table-cell>
          <table:table-cell office:value-type="string">
            <text:p>B&amp;Q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ment</text:p>
          </table:table-cell>
          <table:table-cell office:value-type="string">
            <text:p>3m</text:p>
          </table:table-cell>
          <table:table-cell office:value-type="string">
            <text:p>Various colours</text:p>
          </table:table-cell>
          <table:table-cell office:value-type="string">
            <text:p>Shelf 3, Measurement Bin</text:p>
          </table:table-cell>
          <table:table-cell table:number-columns-repeated="1016"/>
        </table:table-row>
        <table:table-row table:style-name="ro1">
          <table:table-cell office:value-type="string">
            <text:p>Measuring tape</text:p>
          </table:table-cell>
          <table:table-cell office:value-type="string">
            <text:p>Korbon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asurement</text:p>
          </table:table-cell>
          <table:table-cell office:value-type="string">
            <text:p>150cm</text:p>
          </table:table-cell>
          <table:table-cell/>
          <table:table-cell office:value-type="string">
            <text:p>Shelf 3, Measurement Bin</text:p>
          </table:table-cell>
          <table:table-cell table:number-columns-repeated="1016"/>
        </table:table-row>
        <table:table-row table:style-name="ro1">
          <table:table-cell office:value-type="string">
            <text:p>Vernier caliper</text:p>
          </table:table-cell>
          <table:table-cell office:value-type="string">
            <text:p>Forge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asurement</text:p>
          </table:table-cell>
          <table:table-cell office:value-type="string">
            <text:p>0.02mm</text:p>
          </table:table-cell>
          <table:table-cell/>
          <table:table-cell office:value-type="string">
            <text:p>Shelf 3, Measurement Bin</text:p>
          </table:table-cell>
          <table:table-cell table:number-columns-repeated="1016"/>
        </table:table-row>
        <table:table-row table:style-name="ro1">
          <table:table-cell office:value-type="string">
            <text:p>Fixed hex bit driver</text:p>
          </table:table-cell>
          <table:table-cell office:value-type="string">
            <text:p>Forge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bit driver</text:p>
          </table:table-cell>
          <table:table-cell/>
          <table:table-cell office:value-type="string">
            <text:p>Black and 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Ratchet hex bit driver</text:p>
          </table:table-cell>
          <table:table-cell office:value-type="string">
            <text:p>Stanle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bit driver</text:p>
          </table:table-cell>
          <table:table-cell/>
          <table:table-cell office:value-type="string">
            <text:p>Black and yellow</text:p>
          </table:table-cell>
          <table:table-cell office:value-type="string">
            <text:p>Shelf 3, Screwdrivers Bin</text:p>
          </table:table-cell>
          <table:table-cell table:number-columns-repeated="3"/>
          <table:table-cell office:value-type="string">
            <text:p>Includes 4 bits. <text:s/>Missing 1 bit and 1 hex adapter.</text:p>
          </table:table-cell>
          <table:table-cell table:number-columns-repeated="1012"/>
        </table:table-row>
        <table:table-row table:style-name="ro1">
          <table:table-cell office:value-type="string">
            <text:p>Socket driver</text:p>
          </table:table-cell>
          <table:table-cell office:value-type="string">
            <text:p>Spiralu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socket driver</text:p>
          </table:table-cell>
          <table:table-cell office:value-type="string">
            <text:p>4505 5BA</text:p>
          </table:table-cell>
          <table:table-cell office:value-type="string">
            <text:p>Black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ocket driver</text:p>
          </table:table-cell>
          <table:table-cell office:value-type="string">
            <text:p>Roebuck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socket driver</text:p>
          </table:table-cell>
          <table:table-cell office:value-type="string">
            <text:p>10 M/M</text:p>
          </table:table-cell>
          <table:table-cell office:value-type="string">
            <text:p>Purple and 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ocket driver</text:p>
          </table:table-cell>
          <table:table-cell office:value-type="string">
            <text:p>Spiralux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x socket driver</text:p>
          </table:table-cell>
          <table:table-cell office:value-type="string">
            <text:p>4506 6BA</text:p>
          </table:table-cell>
          <table:table-cell office:value-type="string">
            <text:p>Black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ocket driver</text:p>
          </table:table-cell>
          <table:table-cell office:value-type="string">
            <text:p>Spiralu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socket driver</text:p>
          </table:table-cell>
          <table:table-cell office:value-type="string">
            <text:p>4505 4BA</text:p>
          </table:table-cell>
          <table:table-cell office:value-type="string">
            <text:p>Black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ocket driver</text:p>
          </table:table-cell>
          <table:table-cell office:value-type="string">
            <text:p>Spiralu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socket driver</text:p>
          </table:table-cell>
          <table:table-cell office:value-type="string">
            <text:p>M4, 7mm A/F</text:p>
          </table:table-cell>
          <table:table-cell office:value-type="string">
            <text:p>Black and green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ocket driver</text:p>
          </table:table-cell>
          <table:table-cell office:value-type="string">
            <text:p>Roebuck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x socket driver</text:p>
          </table:table-cell>
          <table:table-cell office:value-type="string">
            <text:p>5BA, 7/32" AF, 5.5 M/M</text:p>
          </table:table-cell>
          <table:table-cell office:value-type="string">
            <text:p>Red (translucent)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ocket driver</text:p>
          </table:table-cell>
          <table:table-cell office:value-type="string">
            <text:p>R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socket driver</text:p>
          </table:table-cell>
          <table:table-cell office:value-type="string">
            <text:p>M6, 10mm A/F</text:p>
          </table:table-cell>
          <table:table-cell office:value-type="string">
            <text:p>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Wera, Kraftfor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driver</text:p>
          </table:table-cell>
          <table:table-cell/>
          <table:table-cell office:value-type="string">
            <text:p>Green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R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x driver</text:p>
          </table:table-cell>
          <table:table-cell office:value-type="string">
            <text:p>MP?</text:p>
          </table:table-cell>
          <table:table-cell office:value-type="string">
            <text:p>Red (translucent)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R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x driver</text:p>
          </table:table-cell>
          <table:table-cell office:value-type="string">
            <text:p>6mm A/F</text:p>
          </table:table-cell>
          <table:table-cell office:value-type="string">
            <text:p>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Forge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 office:value-type="string">
            <text:p>5 X 100mm</text:p>
          </table:table-cell>
          <table:table-cell office:value-type="string">
            <text:p>Black and red</text:p>
          </table:table-cell>
          <table:table-cell office:value-type="string">
            <text:p>Shelf 3, Screwdrivers Bin</text:p>
          </table:table-cell>
          <table:table-cell table:number-columns-repeated="3"/>
          <table:table-cell office:value-type="string">
            <text:p>Chrome-Vanadium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/>
          <table:table-cell office:value-type="string">
            <text:p>Yellow</text:p>
          </table:table-cell>
          <table:table-cell office:value-type="string">
            <text:p>Shelf 3, Screwdrivers Bin</text:p>
          </table:table-cell>
          <table:table-cell table:number-columns-repeated="3"/>
          <table:table-cell office:value-type="string">
            <text:p>Stubby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Forge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 office:value-type="string">
            <text:p>6 X 40mm</text:p>
          </table:table-cell>
          <table:table-cell office:value-type="string">
            <text:p>Black and red</text:p>
          </table:table-cell>
          <table:table-cell office:value-type="string">
            <text:p>Shelf 3, Screwdrivers Bin</text:p>
          </table:table-cell>
          <table:table-cell table:number-columns-repeated="3"/>
          <table:table-cell office:value-type="string">
            <text:p>Stubby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/>
          <table:table-cell office:value-type="string">
            <text:p>Black plastic, Red rubber grip</text:p>
          </table:table-cell>
          <table:table-cell office:value-type="string">
            <text:p>Shelf 3, Screwdrivers Bin</text:p>
          </table:table-cell>
          <table:table-cell table:number-columns-repeated="3"/>
          <table:table-cell office:value-type="string">
            <text:p>Thin tip. <text:s/>6.5" long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recision Flat head screwdriver</text:p>
          </table:table-cell>
          <table:table-cell/>
          <table:table-cell office:value-type="string">
            <text:p>Black plastic, Yellow free rotating grip</text:p>
          </table:table-cell>
          <table:table-cell office:value-type="string">
            <text:p>Shelf 3, Screwdrivers Bin</text:p>
          </table:table-cell>
          <table:table-cell table:number-columns-repeated="3"/>
          <table:table-cell office:value-type="string">
            <text:p>One of these is missing its free rotating grip. They are in a case.</text:p>
          </table:table-cell>
          <table:table-cell table:number-columns-repeated="1012"/>
        </table:table-row>
        <table:table-row table:style-name="ro1">
          <table:table-cell office:value-type="string">
            <text:p>Japanese screwdriver set, 8 bit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Shelf 3, Screwdrivers Bin</text:p>
          </table:table-cell>
          <table:table-cell table:number-columns-repeated="3"/>
          <table:table-cell office:value-type="string">
            <text:p>UPC 4 945247 676891</text:p>
          </table:table-cell>
          <table:table-cell table:number-columns-repeated="1012"/>
        </table:table-row>
        <table:table-row table:style-name="ro1">
          <table:table-cell office:value-type="string">
            <text:p>Double headed flat and phillips screwdriver, right-angl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Right-angled screwdriver, Flat head screwdriver, Phillips screwdriver</text:p>
          </table:table-cell>
          <table:table-cell table:number-columns-repeated="2"/>
          <table:table-cell office:value-type="string">
            <text:p>Shelf 3, Screwdrivers Bin</text:p>
          </table:table-cell>
          <table:table-cell table:number-columns-repeated="3"/>
          <table:table-cell office:value-type="string">
            <text:p>S-shaped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Hilk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illips head screwdriver</text:p>
          </table:table-cell>
          <table:table-cell/>
          <table:table-cell office:value-type="string">
            <text:p>Black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hillips head screwdriver</text:p>
          </table:table-cell>
          <table:table-cell/>
          <table:table-cell office:value-type="string">
            <text:p>Black plastic, Yellow rubber grip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Bradaw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wl</text:p>
          </table:table-cell>
          <table:table-cell/>
          <table:table-cell office:value-type="string">
            <text:p>Blue and yellow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Faithful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illips head screwdriver</text:p>
          </table:table-cell>
          <table:table-cell/>
          <table:table-cell office:value-type="string">
            <text:p>Blue and green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Stanle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illips head screwdriver</text:p>
          </table:table-cell>
          <table:table-cell/>
          <table:table-cell office:value-type="string">
            <text:p>blue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hillips head screwdriver</text:p>
          </table:table-cell>
          <table:table-cell/>
          <table:table-cell office:value-type="string">
            <text:p>blue </text:p>
          </table:table-cell>
          <table:table-cell office:value-type="string">
            <text:p>Shelf 3, Screwdrivers Bin</text:p>
          </table:table-cell>
          <table:table-cell table:number-columns-repeated="3"/>
          <table:table-cell office:value-type="string">
            <text:p>Not they Stanley one, chrome vanadium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/>
          <table:table-cell office:value-type="string">
            <text:p>black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/>
          <table:table-cell office:value-type="string">
            <text:p>yellow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Forge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/>
          <table:table-cell office:value-type="string">
            <text:p>black and 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kit sto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/>
          <table:table-cell office:value-type="string">
            <text:p>black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sheffiel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flat head screwdriver</text:p>
          </table:table-cell>
          <table:table-cell/>
          <table:table-cell office:value-type="string">
            <text:p>black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drap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lat head screwdriver</text:p>
          </table:table-cell>
          <table:table-cell/>
          <table:table-cell office:value-type="string">
            <text:p>clear with blue stripe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R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rx male</text:p>
          </table:table-cell>
          <table:table-cell/>
          <table:table-cell office:value-type="string">
            <text:p>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R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rx female</text:p>
          </table:table-cell>
          <table:table-cell/>
          <table:table-cell office:value-type="string">
            <text:p>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6 x hex bits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7 x hex bit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4 x hex bits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yellow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8 x allen key set</text:p>
          </table:table-cell>
          <table:table-cell office:value-type="string">
            <text:p>forge stee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red and black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Screwdriver </text:p>
          </table:table-cell>
          <table:table-cell office:value-type="string">
            <text:p>draper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 mm allen key</text:p>
          </table:table-cell>
          <table:table-cell/>
          <table:table-cell office:value-type="string">
            <text:p>yellow and black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Allen Ke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ght angle </text:p>
          </table:table-cell>
          <table:table-cell/>
          <table:table-cell office:value-type="string">
            <text:p>metal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Nail Pull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blue and yellow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"Fine precision" 31 piece screwdriver set</text:p>
          </table:table-cell>
          <table:table-cell office:value-type="string">
            <text:p>Tommy Walsh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black and red</text:p>
          </table:table-cell>
          <table:table-cell office:value-type="string">
            <text:p>Shelf 3, Screwdrivers Bin</text:p>
          </table:table-cell>
          <table:table-cell table:number-columns-repeated="1016"/>
        </table:table-row>
        <table:table-row table:style-name="ro1">
          <table:table-cell office:value-type="string">
            <text:p>19 spanner</text:p>
          </table:table-cell>
          <table:table-cell office:value-type="string">
            <text:p>drop forged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anner</text:p>
          </table:table-cell>
          <table:table-cell office:value-type="float" office:value="19">
            <text:p>19</text:p>
          </table:table-cell>
          <table:table-cell office:value-type="string">
            <text:p>steel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14 and 15 spanner</text:p>
          </table:table-cell>
          <table:table-cell office:value-type="string">
            <text:p>drop forged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anner</text:p>
          </table:table-cell>
          <table:table-cell office:value-type="string">
            <text:p>14 and 15</text:p>
          </table:table-cell>
          <table:table-cell office:value-type="string">
            <text:p>steel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12 spanner</text:p>
          </table:table-cell>
          <table:table-cell office:value-type="string">
            <text:p>drop forged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anner</text:p>
          </table:table-cell>
          <table:table-cell office:value-type="float" office:value="12">
            <text:p>12</text:p>
          </table:table-cell>
          <table:table-cell office:value-type="string">
            <text:p>steel 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8 spanner</text:p>
          </table:table-cell>
          <table:table-cell office:value-type="string">
            <text:p>drop forged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anner</text:p>
          </table:table-cell>
          <table:table-cell office:value-type="float" office:value="8">
            <text:p>8</text:p>
          </table:table-cell>
          <table:table-cell office:value-type="string">
            <text:p>steel 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Adjustable spanner</text:p>
          </table:table-cell>
          <table:table-cell office:value-type="string">
            <text:p>Forge Ste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anner</text:p>
          </table:table-cell>
          <table:table-cell office:value-type="string">
            <text:p>200mm</text:p>
          </table:table-cell>
          <table:table-cell office:value-type="string">
            <text:p>steel with red and black rubber handle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0BA and 2BS spanner</text:p>
          </table:table-cell>
          <table:table-cell office:value-type="string">
            <text:p>R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anner</text:p>
          </table:table-cell>
          <table:table-cell office:value-type="string">
            <text:p>0BA and 2BA</text:p>
          </table:table-cell>
          <table:table-cell office:value-type="string">
            <text:p>A red plastic pouch with the RS logo, containing a small steel spanner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B.A. Spanner set</text:p>
          </table:table-cell>
          <table:table-cell office:value-type="string">
            <text:p>R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anner</text:p>
          </table:table-cell>
          <table:table-cell office:value-type="string">
            <text:p>4BA and 6BA, 7BA and 8BA, 8BA and 10BA, 8BA and 10BA</text:p>
          </table:table-cell>
          <table:table-cell office:value-type="string">
            <text:p>A red plastic pouch with the RS logo, containing a set of small steel spanners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Socket wrench sockets (mm)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ocket sets</text:p>
          </table:table-cell>
          <table:table-cell office:value-type="string">
            <text:p>5mm to 10mm</text:p>
          </table:table-cell>
          <table:table-cell office:value-type="string">
            <text:p>A collection of 6 socket wrench hex sockets on a red plastic stand, with sizes in mm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Two headed hex spann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panner</text:p>
          </table:table-cell>
          <table:table-cell/>
          <table:table-cell office:value-type="string">
            <text:p>A hex spanner with two heads, one bigger than the other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Socket exte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panner</text:p>
          </table:table-cell>
          <table:table-cell/>
          <table:table-cell office:value-type="string">
            <text:p>A metal socket extender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23 Piece Socket &amp; Bit Tool Set</text:p>
          </table:table-cell>
          <table:table-cell office:value-type="string">
            <text:p>Rols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olkit</text:p>
          </table:table-cell>
          <table:table-cell/>
          <table:table-cell office:value-type="string">
            <text:p>Black and yellow plastic case with translucent font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Set of 7 metric socke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ocket set</text:p>
          </table:table-cell>
          <table:table-cell office:value-type="string">
            <text:p>5mm, 6mm, 7mm, 8mm, 9mm, 10mm, 11mm</text:p>
          </table:table-cell>
          <table:table-cell office:value-type="string">
            <text:p>On black holder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Set of 7 imperial sockets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3/16", 7/32", 1/4", 9/32", 5/16", 3/8", 7/16"</text:p>
          </table:table-cell>
          <table:table-cell office:value-type="string">
            <text:p>On black holder</text:p>
          </table:table-cell>
          <table:table-cell office:value-type="string">
            <text:p>Shelf 3, Wrench Bin</text:p>
          </table:table-cell>
          <table:table-cell table:number-columns-repeated="1016"/>
        </table:table-row>
        <table:table-row table:style-name="ro1">
          <table:table-cell office:value-type="string">
            <text:p>Misc. allen keys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office:value-type="string">
            <text:p>Shelf 3, Wrench Bin</text:p>
          </table:table-cell>
          <table:table-cell table:number-columns-repeated="3"/>
          <table:table-cell office:value-type="string">
            <text:p>Held together with masking tape</text:p>
          </table:table-cell>
          <table:table-cell table:number-columns-repeated="1012"/>
        </table:table-row>
        <table:table-row table:style-name="ro1">
          <table:table-cell office:value-type="string">
            <text:p>Sealant/caulking gu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Orange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iFixIt ProTech Toolkit (70 pieces)</text:p>
          </table:table-cell>
          <table:table-cell office:value-type="string">
            <text:p>iFixi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olkit</text:p>
          </table:table-cell>
          <table:table-cell/>
          <table:table-cell office:value-type="string">
            <text:p>Blue and white box, grey fabric tool roll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6x6 Bin Organis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torage</text:p>
          </table:table-cell>
          <table:table-cell/>
          <table:table-cell office:value-type="string">
            <text:p>Blue plastic with clear drawers and 1 3D printed red drawer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6x6 Bin Organis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torage</text:p>
          </table:table-cell>
          <table:table-cell/>
          <table:table-cell office:value-type="string">
            <text:p>Blue plastic with clear drawers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Zach's box of assorted electronics suppl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torage</text:p>
          </table:table-cell>
          <table:table-cell/>
          <table:table-cell office:value-type="string">
            <text:p>Clear plastic box with blue handle</text:p>
          </table:table-cell>
          <table:table-cell office:value-type="string">
            <text:p>Shelf 4</text:p>
          </table:table-cell>
          <table:table-cell table:number-columns-repeated="3"/>
          <table:table-cell office:value-type="string">
            <text:p>Ready to be cannibalised</text:p>
          </table:table-cell>
          <table:table-cell table:number-columns-repeated="1012"/>
        </table:table-row>
        <table:table-row table:style-name="ro1">
          <table:table-cell office:value-type="string">
            <text:p>Ball-joint Vice with Suction Cup</text:p>
          </table:table-cell>
          <table:table-cell office:value-type="string">
            <text:p>WorkZon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ce</text:p>
          </table:table-cell>
          <table:table-cell/>
          <table:table-cell office:value-type="string">
            <text:p>Grey with Black plastic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3Doodler first edition, in bo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Roll of PAT Testing sticker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Roll has 2 columns of stickers, each sticker is white with green trim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17 Compartment Organiser</text:p>
          </table:table-cell>
          <table:table-cell office:value-type="string">
            <text:p>Homebas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Clear plastic box with Orange sticker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Misc. LEGO</text:p>
          </table:table-cell>
          <table:table-cell office:value-type="string">
            <text:p>LEG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EGO</text:p>
          </table:table-cell>
          <table:table-cell/>
          <table:table-cell office:value-type="string">
            <text:p>Blue bin with "Lego" label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LEGO 5539 Creative Bucket Starter Set</text:p>
          </table:table-cell>
          <table:table-cell office:value-type="string">
            <text:p>LEG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EGO</text:p>
          </table:table-cell>
          <table:table-cell/>
          <table:table-cell office:value-type="string">
            <text:p>Red LEGO shaped bin</text:p>
          </table:table-cell>
          <table:table-cell office:value-type="string">
            <text:p>Shelf 4</text:p>
          </table:table-cell>
          <table:table-cell table:number-columns-repeated="2"/>
          <table:table-cell office:value-type="string">
            <text:p>Matt Ellen</text:p>
          </table:table-cell>
          <table:table-cell office:value-type="string">
            <text:p>Donation</text:p>
          </table:table-cell>
          <table:table-cell table:number-columns-repeated="1012"/>
        </table:table-row>
        <table:table-row table:style-name="ro1">
          <table:table-cell office:value-type="string">
            <text:p>Anti-static ma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Black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14.4V Drill battery</text:p>
          </table:table-cell>
          <table:table-cell office:value-type="string">
            <text:p>Performance Power Pro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Black with Yellow clips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Cordless Drill Driver 14.4V with battery</text:p>
          </table:table-cell>
          <table:table-cell office:value-type="string">
            <text:p>Performance Power Pro</text:p>
          </table:table-cell>
          <table:table-cell office:value-type="string">
            <text:p>CLM144DD</text:p>
          </table:table-cell>
          <table:table-cell office:value-type="float" office:value="1">
            <text:p>1</text:p>
          </table:table-cell>
          <table:table-cell office:value-type="string">
            <text:p>Drill Driver, Cordless</text:p>
          </table:table-cell>
          <table:table-cell/>
          <table:table-cell office:value-type="string">
            <text:p>Blue plastic with Yellow highlights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100 mW FM transmitter</text:p>
          </table:table-cell>
          <table:table-cell office:value-type="string">
            <text:p>Radio</text:p>
          </table:table-cell>
          <table:table-cell office:value-type="string">
            <text:p>CZE-0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 white cardboard box</text:p>
          </table:table-cell>
          <table:table-cell office:value-type="string">
            <text:p>Shelf 4</text:p>
          </table:table-cell>
          <table:table-cell table:number-columns-repeated="2"/>
          <table:table-cell office:value-type="string">
            <text:p>Jared Reabow</text:p>
          </table:table-cell>
          <table:table-cell table:number-columns-repeated="1013"/>
        </table:table-row>
        <table:table-row table:style-name="ro1">
          <table:table-cell office:value-type="string">
            <text:p>Hamm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mmer</text:p>
          </table:table-cell>
          <table:table-cell/>
          <table:table-cell office:value-type="string">
            <text:p>A hammer with a black rubber handle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office:value-type="string">
            <text:p>Large Heavy Crimping Tool</text:p>
          </table:table-cell>
          <table:table-cell office:value-type="string">
            <text:p>Erma Limited</text:p>
          </table:table-cell>
          <table:table-cell office:value-type="float" office:value="17378">
            <text:p>1737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 heavy metal thing with two red handles. Looks like it might strip wire.</text:p>
          </table:table-cell>
          <table:table-cell office:value-type="string">
            <text:p>Shelf 4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ox spanner set</text:p>
          </table:table-cell>
          <table:table-cell table:style-name="ce3" office:value-type="string">
            <text:p>Kennedy</text:p>
          </table:table-cell>
          <table:table-cell table:style-name="ce3" office:value-type="string">
            <text:p>KEN-581-1450K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Workshop tools</text:p>
          </table:table-cell>
          <table:table-cell table:style-name="ce3" office:value-type="string">
            <text:p>Metric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>
            <text:p>Auction lot 3</text:p>
          </table:table-cell>
          <table:table-cell table:style-name="ce10" office:value-type="string">
            <text:p>Two KENNEDY 7-piece Metric Box Spanner Sets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panner set</text:p>
          </table:table-cell>
          <table:table-cell table:style-name="ce3" office:value-type="string">
            <text:p>Kennedy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3" office:value-type="string">
            <text:p>Workshop tools</text:p>
          </table:table-cell>
          <table:table-cell table:style-name="ce3"/>
          <table:table-cell table:style-name="ce3" office:value-type="string">
            <text:p>Incomplete</text:p>
          </table:table-cell>
          <table:table-cell table:style-name="ce3"/>
          <table:table-cell table:style-name="Default" table:number-columns-repeated="2"/>
          <table:table-cell table:style-name="ce3" office:value-type="string">
            <text:p>Auction lot 3</text:p>
          </table:table-cell>
          <table:table-cell table:style-name="ce10" office:value-type="string">
            <text:p>KENNEDY Metric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panner set</text:p>
          </table:table-cell>
          <table:table-cell table:style-name="ce3" office:value-type="string">
            <text:p>Kennedy</text:p>
          </table:table-cell>
          <table:table-cell table:style-name="ce3" office:value-type="string">
            <text:p>KEN-582-3920K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Workshop tools</text:p>
          </table:table-cell>
          <table:table-cell table:style-name="ce3" office:value-type="string">
            <text:p>Imperial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>
            <text:p>Auction lot 3</text:p>
          </table:table-cell>
          <table:table-cell table:style-name="ce10" office:value-type="string">
            <text:p>KENNEDY Imperial Combination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Adjustable spanner</text:p>
          </table:table-cell>
          <table:table-cell table:style-name="ce3" office:value-type="string">
            <text:p>Kennedy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3" office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3</text:p>
          </table:table-cell>
          <table:table-cell table:style-name="ce10" office:value-type="string">
            <text:p>8inch Adjustable Spanner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Cordless drill</text:p>
          </table:table-cell>
          <table:table-cell table:style-name="ce3" office:value-type="string">
            <text:p>Bosch</text:p>
          </table:table-cell>
          <table:table-cell table:style-name="ce3" office:value-type="string">
            <text:p>GSR 18-2-LI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Power tools</text:p>
          </table:table-cell>
          <table:table-cell table:style-name="ce3"/>
          <table:table-cell table:style-name="ce3" office:value-type="string">
            <text:p>Large</text:p>
          </table:table-cell>
          <table:table-cell table:style-name="ce3"/>
          <table:table-cell table:style-name="Default" table:number-columns-repeated="2"/>
          <table:table-cell table:style-name="ce3" office:value-type="string">
            <text:p>Auction lot 6</text:p>
          </table:table-cell>
          <table:table-cell table:style-name="ce10" office:value-type="string">
            <text:p>BOSCH Professional GSR18-2-LI 18v Cordless Drill with Charger &amp; Battery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Cordless drill</text:p>
          </table:table-cell>
          <table:table-cell table:style-name="ce3" office:value-type="string">
            <text:p>Kobe</text:p>
          </table:table-cell>
          <table:table-cell table:style-name="ce3" office:value-type="string">
            <text:p>ABH 14.4VET-2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Power tools</text:p>
          </table:table-cell>
          <table:table-cell table:style-name="ce3"/>
          <table:table-cell table:style-name="ce3" office:value-type="string">
            <text:p>Large</text:p>
          </table:table-cell>
          <table:table-cell table:style-name="ce3"/>
          <table:table-cell table:style-name="Default" table:number-columns-repeated="2"/>
          <table:table-cell table:style-name="ce3" office:value-type="string">
            <text:p>Auction lot 7</text:p>
          </table:table-cell>
          <table:table-cell table:style-name="ce10" office:value-type="string">
            <text:p>KOBE ABH 14.4v Cordless Drill with Charger &amp; Two Batteries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Jigsaw</text:p>
          </table:table-cell>
          <table:table-cell table:style-name="ce3" office:value-type="string">
            <text:p>Challenge Extreme</text:p>
          </table:table-cell>
          <table:table-cell table:style-name="ce3" office:value-type="string">
            <text:p>MJ7126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Power tools</text:p>
          </table:table-cell>
          <table:table-cell table:style-name="ce3" office:value-type="string">
            <text:p>Mains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Hammer drill</text:p>
          </table:table-cell>
          <table:table-cell table:style-name="ce3" office:value-type="string">
            <text:p>Ryobi</text:p>
          </table:table-cell>
          <table:table-cell table:style-name="ce3" office:value-type="string">
            <text:p>EID-750REN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Power tools</text:p>
          </table:table-cell>
          <table:table-cell table:style-name="ce3" office:value-type="string">
            <text:p>Mains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Drill &amp; driver bit set</text:p>
          </table:table-cell>
          <table:table-cell table:style-name="ce3" office:value-type="string">
            <text:p>Black &amp; Decker</text:p>
          </table:table-cell>
          <table:table-cell table:style-name="ce3" office:value-type="string">
            <text:p>A7152-XJ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Accessorie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Router</text:p>
          </table:table-cell>
          <table:table-cell table:style-name="ce3" office:value-type="string">
            <text:p>Performance Power</text:p>
          </table:table-cell>
          <table:table-cell table:style-name="ce3" office:value-type="string">
            <text:p>PRO1020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8</text:p>
          </table:table-cell>
          <table:table-cell table:style-name="ce10" office:value-type="string">
            <text:p>PERFORMANCE Pro1020 240V Hand Held Router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Angle set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3" office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10</text:p>
          </table:table-cell>
          <table:table-cell table:style-name="ce10" office:value-type="string">
            <text:p>Protractor Set in Cas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Cordless Dremel</text:p>
          </table:table-cell>
          <table:table-cell table:style-name="ce3" office:value-type="string">
            <text:p>Dremel</text:p>
          </table:table-cell>
          <table:table-cell table:style-name="ce3" office:value-type="float" office:value="8200">
            <text:p>8200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1</text:p>
          </table:table-cell>
          <table:table-cell table:style-name="ce10" office:value-type="string">
            <text:p>DREMEL 8200 Cordless Multi-Tool with Carry Cas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Engraver</text:p>
          </table:table-cell>
          <table:table-cell table:style-name="ce3" office:value-type="string">
            <text:p>Record Power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3" office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14</text:p>
          </table:table-cell>
          <table:table-cell table:style-name="ce10" office:value-type="string">
            <text:p>RECORD 7417070 240V Hand Held Professional Engraver in A Carry Cas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Engraver</text:p>
          </table:table-cell>
          <table:table-cell table:style-name="ce3" office:value-type="string">
            <text:p>RS</text:p>
          </table:table-cell>
          <table:table-cell table:style-name="ce3" office:value-type="string">
            <text:p>472-3117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cales</text:p>
          </table:table-cell>
          <table:table-cell table:style-name="ce3" office:value-type="string">
            <text:p>Oxford Precision</text:p>
          </table:table-cell>
          <table:table-cell table:style-name="ce3" office:value-type="string">
            <text:p>OXD-844-2220K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Instrumen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12</text:p>
          </table:table-cell>
          <table:table-cell table:style-name="ce10" office:value-type="string">
            <text:p>OXFORD OXD-844-2220K 15kg x 0.02kg Digital Top Pan Scal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G clamps</text:p>
          </table:table-cell>
          <table:table-cell table:style-name="ce3" table:number-columns-repeated="2"/>
          <table:table-cell table:style-name="ce6" office:value-type="float" office:value="8">
            <text:p>8</text:p>
          </table:table-cell>
          <table:table-cell table:style-name="ce3" office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s 4, 5</text:p>
          </table:table-cell>
          <table:table-cell table:style-name="ce10" office:value-type="string">
            <text:p>Four KENNEDY 539-274 100mm GClamps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Hand clamp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3" office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et squares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 office:value-type="string">
            <text:p>Workshop tools</text:p>
          </table:table-cell>
          <table:table-cell table:style-name="ce3" office:value-type="string">
            <text:p>Various sizes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>
            <text:p>Auction lot 9</text:p>
          </table:table-cell>
          <table:table-cell table:style-name="ce10" office:value-type="string">
            <text:p>Four Various Engineers Squares from 180mm to 350mm as Lotted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hop vac bags</text:p>
          </table:table-cell>
          <table:table-cell table:style-name="ce3" office:value-type="string">
            <text:p>Numatic</text:p>
          </table:table-cell>
          <table:table-cell table:style-name="ce3" office:value-type="string">
            <text:p>NVM-1CH 604015</text:p>
          </table:table-cell>
          <table:table-cell table:style-name="ce6" office:value-type="string">
            <text:p>Lots</text:p>
          </table:table-cell>
          <table:table-cell table:style-name="ce3" office:value-type="string">
            <text:p>Consumable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2</text:p>
          </table:table-cell>
          <table:table-cell table:style-name="ce10" office:value-type="string">
            <text:p>NUMATIC HZQ200-2 Workshop Vacuum Cleaner with Tools &amp; Five Boxes of Hepa Flo Filters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Glue gun</text:p>
          </table:table-cell>
          <table:table-cell table:style-name="ce3" office:value-type="string">
            <text:p>Power Adhesives</text:p>
          </table:table-cell>
          <table:table-cell table:style-name="ce3" office:value-type="string">
            <text:p>TEC 25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Glue gun</text:p>
          </table:table-cell>
          <table:table-cell table:style-name="ce3" office:value-type="string">
            <text:p>Rapid Electronics</text:p>
          </table:table-cell>
          <table:table-cell table:style-name="ce3" office:value-type="string">
            <text:p>87-04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Glue sticks</text:p>
          </table:table-cell>
          <table:table-cell table:style-name="ce3"/>
          <table:table-cell table:style-name="ce3" office:value-type="string">
            <text:p>LM44</text:p>
          </table:table-cell>
          <table:table-cell table:style-name="ce6" office:value-type="string">
            <text:p>Lots</text:p>
          </table:table-cell>
          <table:table-cell table:style-name="ce3" office:value-type="string">
            <text:p>Consumable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Heat gun</text:p>
          </table:table-cell>
          <table:table-cell table:style-name="ce3" office:value-type="string">
            <text:p>Liester</text:p>
          </table:table-cell>
          <table:table-cell table:style-name="ce3" office:value-type="string">
            <text:p>CH-606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Heat gun</text:p>
          </table:table-cell>
          <table:table-cell table:style-name="ce3" office:value-type="string">
            <text:p>Raychem</text:p>
          </table:table-cell>
          <table:table-cell table:style-name="ce3" office:value-type="string">
            <text:p>CV-1983-230V-2300W-UK</text:p>
          </table:table-cell>
          <table:table-cell table:style-name="ce6"/>
          <table:table-cell table:style-name="ce3" office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Gas soldering iron</text:p>
          </table:table-cell>
          <table:table-cell table:style-name="ce3" office:value-type="string">
            <text:p>Antex</text:p>
          </table:table-cell>
          <table:table-cell table:style-name="ce3" office:value-type="string">
            <text:p>Gascat 120P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older suckers</text:p>
          </table:table-cell>
          <table:table-cell table:style-name="ce3" office:value-type="string">
            <text:p>Assorted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3" office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oldering iron</text:p>
          </table:table-cell>
          <table:table-cell table:style-name="ce3" office:value-type="string">
            <text:p>Weller</text:p>
          </table:table-cell>
          <table:table-cell table:style-name="ce3" office:value-type="string">
            <text:p>WP8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Electronics tools</text:p>
          </table:table-cell>
          <table:table-cell table:style-name="ce3" office:value-type="string">
            <text:p>80W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oldering iron</text:p>
          </table:table-cell>
          <table:table-cell table:style-name="ce3" office:value-type="string">
            <text:p>Weller</text:p>
          </table:table-cell>
          <table:table-cell table:style-name="ce3" office:value-type="string">
            <text:p>WP12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Electronics tools</text:p>
          </table:table-cell>
          <table:table-cell table:style-name="ce3" office:value-type="string">
            <text:p>120W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oldering iron base</text:p>
          </table:table-cell>
          <table:table-cell table:style-name="ce3" office:value-type="string">
            <text:p>Weller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3" office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oldering iron stand</text:p>
          </table:table-cell>
          <table:table-cell table:style-name="ce3" office:value-type="string">
            <text:p>Weller</text:p>
          </table:table-cell>
          <table:table-cell table:style-name="ce3" office:value-type="string">
            <text:p>ZP5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oldering iron tips</text:p>
          </table:table-cell>
          <table:table-cell table:style-name="ce3" office:value-type="string">
            <text:p>Weller</text:p>
          </table:table-cell>
          <table:table-cell table:style-name="ce3"/>
          <table:table-cell table:style-name="ce6" office:value-type="string">
            <text:p>Several</text:p>
          </table:table-cell>
          <table:table-cell table:style-name="ce3" office:value-type="string">
            <text:p>Electronics tools</text:p>
          </table:table-cell>
          <table:table-cell table:style-name="ce3" office:value-type="string">
            <text:p>Assorted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Multimeter</text:p>
          </table:table-cell>
          <table:table-cell table:style-name="ce3" office:value-type="string">
            <text:p>Fluke</text:p>
          </table:table-cell>
          <table:table-cell table:style-name="ce3" office:value-type="float" office:value="117">
            <text:p>117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Instrument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Assorted cables</text:p>
          </table:table-cell>
          <table:table-cell table:style-name="ce3" table:number-columns-repeated="2"/>
          <table:table-cell table:style-name="ce6" office:value-type="string">
            <text:p>Lots</text:p>
          </table:table-cell>
          <table:table-cell table:style-name="ce3"/>
          <table:table-cell table:style-name="ce3" office:value-type="string">
            <text:p>Assorted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>
            <text:p>Auction lot 11</text:p>
          </table:table-cell>
          <table:table-cell table:style-name="ce10" office:value-type="string">
            <text:p>Large Quantity of Electrical &amp; Electronic Cables &amp; Components as Lotted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Assorted connectors</text:p>
          </table:table-cell>
          <table:table-cell table:style-name="ce3" table:number-columns-repeated="2"/>
          <table:table-cell table:style-name="ce6" office:value-type="string">
            <text:p>Lots</text:p>
          </table:table-cell>
          <table:table-cell table:style-name="ce3"/>
          <table:table-cell table:style-name="ce3" office:value-type="string">
            <text:p>Assorted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>
            <text:p>Auction lot 13</text:p>
          </table:table-cell>
          <table:table-cell table:style-name="ce10" office:value-type="string">
            <text:p>Quantity of Various Electronic Connectors, Solder &amp; Tape as Lotted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Projector</text:p>
          </table:table-cell>
          <table:table-cell table:style-name="ce3" office:value-type="string">
            <text:p>LG</text:p>
          </table:table-cell>
          <table:table-cell table:style-name="ce3" office:value-type="string">
            <text:p>CF181D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I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22</text:p>
          </table:table-cell>
          <table:table-cell table:style-name="ce10" office:value-type="string">
            <text:p>LG CF181D Full HD 1080P Digital Projector on Steel Stand with Hand Held Remote Control/Laser Pointer, SASCO Retracting Wall mountable Projection Screen &amp; ELTAX Centre HT-2 Floor Speaker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Colour laser printer</text:p>
          </table:table-cell>
          <table:table-cell table:style-name="ce3" office:value-type="string">
            <text:p>Dell</text:p>
          </table:table-cell>
          <table:table-cell table:style-name="ce3" office:value-type="string">
            <text:p>1760NW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I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21</text:p>
          </table:table-cell>
          <table:table-cell table:style-name="ce10" office:value-type="string">
            <text:p>DELL 1760nw Colour Laser Printer (Boxed)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Sack truck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Blue</text:p>
          </table:table-cell>
          <table:table-cell table:style-name="ce3"/>
          <table:table-cell table:style-name="Default" table:number-columns-repeated="2"/>
          <table:table-cell table:style-name="ce3" office:value-type="string">
            <text:p>Auction lot 16</text:p>
          </table:table-cell>
          <table:table-cell table:style-name="ce10" office:value-type="string">
            <text:p>Blue Steel Sack Truck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Folding chairs</text:p>
          </table:table-cell>
          <table:table-cell table:style-name="ce3" office:value-type="string">
            <text:p>MOGO</text:p>
          </table:table-cell>
          <table:table-cell table:style-name="ce3"/>
          <table:table-cell table:style-name="ce6" office:value-type="float" office:value="40">
            <text:p>40</text:p>
          </table:table-cell>
          <table:table-cell table:style-name="ce3" office:value-type="string">
            <text:p>Furniture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15</text:p>
          </table:table-cell>
          <table:table-cell table:style-name="ce10" office:value-type="string">
            <text:p>Forty MOGO Brown Tubular Steel/Plastic Folding Side Chairs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Operators chairs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 office:value-type="string">
            <text:p>Furniture</text:p>
          </table:table-cell>
          <table:table-cell table:style-name="ce3"/>
          <table:table-cell table:style-name="ce3" office:value-type="string">
            <text:p>Grey plastic / steel</text:p>
          </table:table-cell>
          <table:table-cell table:style-name="ce3"/>
          <table:table-cell table:style-name="Default" table:number-columns-repeated="2"/>
          <table:table-cell table:style-name="ce3" office:value-type="string">
            <text:p>Auction lot 18</text:p>
          </table:table-cell>
          <table:table-cell table:style-name="ce10" office:value-type="string">
            <text:p>Five Grey Tubular Steel/Plastic Operatives Chairs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Computer</text:p>
          </table:table-cell>
          <table:table-cell table:style-name="ce3" office:value-type="string">
            <text:p>Dell</text:p>
          </table:table-cell>
          <table:table-cell table:style-name="ce3" office:value-type="string">
            <text:p>OptiPlex 780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I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>
            <text:p>Auction lot 19</text:p>
          </table:table-cell>
          <table:table-cell table:style-name="ce10" office:value-type="string">
            <text:p>DELL OptiPlex 780 Pentium Dual Core 2.80Ghz Micro Personal Computer with 2.0GB Memory, 160GB Hard Disc Drive, DVD ROM Drive &amp; Integrated HD Graphics Card, 19 inch Wide/Flat Screen Display on USFF All-In-One Rise &amp; Fall Stand, Keyboard &amp; Mous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Exhibition tent</text:p>
          </table:table-cell>
          <table:table-cell table:style-name="ce3" office:value-type="string">
            <text:p>Instant Awnings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3" office:value-type="string">
            <text:p>White tent, black bag</text:p>
          </table:table-cell>
          <table:table-cell table:style-name="ce3"/>
          <table:table-cell table:style-name="Default" table:number-columns-repeated="2"/>
          <table:table-cell table:style-name="ce3" office:value-type="string">
            <text:p>Auction lot 17</text:p>
          </table:table-cell>
          <table:table-cell table:style-name="ce10" office:value-type="string">
            <text:p>INSTANT AWNINGS Alloy Framed Pop Up Exhibition Tent, Approx. 4.5M x 3M, with White Nylon Canvas Roof and Four Detachable Sides, &amp; Black Webbing Carry Bag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4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4"/>
          <table:table-cell table:style-name="Default" table:number-columns-repeated="2"/>
          <table:table-cell table:style-name="ce3"/>
          <table:table-cell table:style-name="ce10" office:value-type="string">
            <text:p>Missing?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High-res monitor</text:p>
          </table:table-cell>
          <table:table-cell table:style-name="ce3" office:value-type="string">
            <text:p>Dell</text:p>
          </table:table-cell>
          <table:table-cell table:style-name="ce3" office:value-type="string">
            <text:p>U2913WM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IT</text:p>
          </table:table-cell>
          <table:table-cell table:style-name="ce3" table:number-columns-repeated="2"/>
          <table:table-cell table:style-name="ce3" office:value-type="string">
            <text:p>Taken by SO?</text:p>
          </table:table-cell>
          <table:table-cell table:style-name="Default" table:number-columns-repeated="2"/>
          <table:table-cell table:style-name="ce3" office:value-type="string">
            <text:p>Auction lot 20</text:p>
          </table:table-cell>
          <table:table-cell table:style-name="ce10" office:value-type="string">
            <text:p>DELL U2913WM 29 inch Ultra Sharp Ultra Wide Screen Display (Boxed/Unused)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3"/>
          <table:table-cell table:style-name="ce3" office:value-type="string">
            <text:p>Taken by SO?</text:p>
          </table:table-cell>
          <table:table-cell table:style-name="Default" table:number-columns-repeated="2"/>
          <table:table-cell table:style-name="ce3" office:value-type="string">
            <text:p>Auction lot 23</text:p>
          </table:table-cell>
          <table:table-cell table:style-name="ce10" office:value-type="string">
            <text:p>LG Flatron 47 inch Display (Not Television) with fitted Wall mounting Bracket</text:p>
          </table:table-cell>
          <table:table-cell table:style-name="ce2" table:number-columns-repeated="2"/>
          <table:table-cell table:number-columns-repeated="1010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name="Categories" table:target-range-address="Master.E2:Master.E1048576" table:on-update-keep-styles="true" table:on-update-keep-size="false"/>
        <table:database-range table:name="InUseLocations" table:target-range-address="Master.B2:Master.B191" table:on-update-keep-styles="true" table:on-update-keep-size="false"/>
        <table:database-range table:name="Locations" table:target-range-address="Master.H2:Master.H1048576" table:on-update-keep-styles="true" table:on-update-keep-size="false"/>
        <table:database-range table:name="Manufacturers" table:target-range-address="Master.B2:Master.B1048576" table:on-update-keep-styles="true" table:on-update-keep-size="false">
          <table:filter table:display-duplicates="false">
            <table:filter-condition table:field-number="0" table:data-type="number" table:value="0" table:operator="!empty"/>
          </table:filter>
        </table:database-range>
        <table:database-range table:target-range-address="Master.B2:Master.B19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5P0" style:volatile="true">
      <number:text>£</number:text>
      <number:number number:decimal-places="0" number:min-integer-digits="1" number:grouping="true"/>
    </number:number-style>
    <number:number-style style:name="N125">
      <number:text>-£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0" number:min-integer-digits="1" number:grouping="true"/>
    </number:number-style>
    <number:number-style style:name="N126">
      <style:text-properties fo:color="#ff0000"/>
      <number:text>-£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£</number:text>
      <number:number number:decimal-places="2" number:min-integer-digits="1" number:grouping="true"/>
    </number:number-style>
    <number:number-style style:name="N128">
      <number:text>-£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2" number:min-integer-digits="1" number:grouping="true"/>
    </number:number-style>
    <number:number-style style:name="N129">
      <style:text-properties fo:color="#ff0000"/>
      <number:text>-£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number number:decimal-places="0" number:min-integer-digits="1" number:grouping="true"/>
      <number:text> </number:text>
    </number:number-style>
    <number:number-style style:name="N136P2" style:volatile="true"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number number: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3" number:min-integer-digits="1"/>
    </number:number-style>
    <number:number-style style:name="N141">
      <number:number number:decimal-places="14" number:min-integer-digits="1"/>
    </number:number-style>
    <number:number-style style:name="N142">
      <number:number number:decimal-places="15" number:min-integer-digits="1"/>
    </number:number-style>
    <number:number-style style:name="N143">
      <number:number number:decimal-places="16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0" number:min-integer-digits="1" number:grouping="true"/>
    </number:number-style>
    <number:number-style style:name="N8114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number number:decimal-places="2" number:min-integer-digits="1" number:grouping="true"/>
    </number:number-style>
    <number:number-style style:name="N8116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2P0" style:volatile="true" number:language="en" number:country="GB">
      <number:number number:decimal-places="2" number:min-integer-digits="1" number:grouping="true"/>
      <number:text> </number:text>
    </number:number-style>
    <number:number-style style:name="N8122P1" style:volatile="true" number:language="en" number:country="GB">
      <number:number number:decimal-places="2" number:min-integer-digits="1" number:grouping="true"/>
      <number:text> </number:text>
    </number:number-style>
    <number:number-style style:name="N8122P2" style:volatile="true" number:language="en" number:country="GB">
      <number:text>-</number:text>
      <number:number number:decimal-places="0" number:min-integer-digits="0"/>
      <number:text> </number:text>
    </number:number-style>
    <number:text-style style:name="N8122" number:language="en" number:country="GB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5P0" style:volatile="true" number:language="en" number:country="GB">
      <number:number number:decimal-places="0" number:min-integer-digits="1" number:grouping="true"/>
      <number:text> </number:text>
    </number:number-style>
    <number:number-style style:name="N8125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25P2" style:volatile="true" number:language="en" number:country="GB">
      <number:text> - </number:text>
    </number:number-style>
    <number:text-style style:name="N8125" number:language="en" number:country="GB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9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9P2" style:volatile="true" number:language="en" number:country="GB">
      <number:text> £- </number:text>
    </number:number-style>
    <number:text-style style:name="N8129" number:language="en" number:country="GB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en" number:country="GB">
      <number:number number:decimal-places="2" number:min-integer-digits="1" number:grouping="true"/>
      <number:text> </number:text>
    </number:number-style>
    <number:number-style style:name="N813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32" number:language="en" number:country="GB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6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6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6" number:language="en" number:country="GB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GB">
      <number:minutes number:style="long"/>
      <number:text>:</number:text>
      <number:seconds number:style="long"/>
    </number:time-style>
    <number:time-style style:name="N8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GB">
      <number:minutes number:style="long"/>
      <number:text>:</number:text>
      <number:seconds number:style="long" number:decimal-places="1"/>
    </number:time-style>
    <number:number-style style:name="N8140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15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6:18:33.177000000</meta:creation-date>
    <dc:date>2016-03-03T15:35:24.18</dc:date>
    <meta:editing-duration>P6DT22H3M25S</meta:editing-duration>
    <meta:editing-cycles>14</meta:editing-cycles>
    <meta:generator>OpenOffice/4.1.2$Win32 OpenOffice.org_project/412m3$Build-9782</meta:generator>
    <meta:document-statistic meta:table-count="2" meta:cell-count="1116" meta:object-count="0"/>
  </office:meta>
</office:document-meta>
</file>